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URW Palladio L" svg:font-family="'URW Palladio L'" style:font-pitch="variable"/>
    <style:font-face style:name="URW Palladio L1" svg:font-family="'URW Palladio L'"/>
  </office:font-face-decls>
  <office:automatic-styles>
    <style:style style:name="P1" style:family="paragraph" style:parent-style-name="Standard" style:master-page-name="master-page3">
      <style:paragraph-properties style:page-number="auto"/>
    </style:style>
    <style:style style:name="P2" style:family="paragraph">
      <loext:graphic-properties draw:fill="none"/>
    </style:style>
    <style:style style:name="T1" style:family="text">
      <style:text-properties fo:color="#000000" loext:opacity="100%" style:font-name="URW Palladio L1" fo:font-size="11.9499998092651pt" style:font-size-asian="11.9499998092651pt" style:font-size-complex="11.9499998092651pt"/>
    </style:style>
    <style:style style:name="T2" style:family="text">
      <style:text-properties fo:color="#000000" loext:opacity="100%" style:font-name="URW Palladio L1" fo:font-size="24.7999992370605pt" fo:font-weight="bold" style:font-size-asian="24.7999992370605pt" style:font-size-complex="24.7999992370605pt"/>
    </style:style>
    <style:style style:name="gr1" style:family="graphic">
      <style:graphic-properties draw:stroke="none" draw:fill="none" draw:textarea-horizontal-align="left" draw:textarea-vertical-align="top" draw:auto-grow-height="true" draw:auto-grow-width="true" fo:min-height="0.0008in" fo:min-width="0.0008in" fo:padding-top="0in" fo:padding-bottom="0in" fo:padding-left="0in" fo:padding-right="0in" style:run-through="background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53" draw:name="Shape50" draw:style-name="gr1" draw:text-style-name="P2" svg:width="0.1469in" svg:height="0.2012in" svg:x="4.4272in" svg:y="10.0063in">
        <draw:text-box>
          <text:p><text:span text:style-name="T1">iii</text:span></text:p>
        </draw:text-box>
      </draw:frame>
      <draw:frame text:anchor-type="page" text:anchor-page-number="2" draw:z-index="52" draw:name="Shape49" draw:style-name="gr1" draw:text-style-name="P2" svg:width="5.4098in" svg:height="0.2012in" svg:x="1.7in" svg:y="9.3283in">
        <draw:text-box>
          <text:p><text:span text:style-name="T1">custom dedicated hardware acceleration in order to replace the traditional</text:span></text:p>
        </draw:text-box>
      </draw:frame>
      <draw:frame text:anchor-type="page" text:anchor-page-number="2" draw:z-index="51" draw:name="Shape48" draw:style-name="gr1" draw:text-style-name="P2" svg:width="5.4768in" svg:height="0.2012in" svg:x="1.7in" svg:y="8.9957in">
        <draw:text-box>
          <text:p><text:span text:style-name="T1">changing algorithms and approximating complex computations, utilizing a</text:span></text:p>
        </draw:text-box>
      </draw:frame>
      <draw:frame text:anchor-type="page" text:anchor-page-number="2" draw:z-index="50" draw:name="Shape47" draw:style-name="gr1" draw:text-style-name="P2" svg:width="5.5713in" svg:height="0.2012in" svg:x="1.7in" svg:y="8.6638in">
        <draw:text-box>
          <text:p><text:span text:style-name="T1">and robustness. Third, we present an approach of substituting architectures,</text:span></text:p>
        </draw:text-box>
      </draw:frame>
      <draw:frame text:anchor-type="page" text:anchor-page-number="2" draw:z-index="49" draw:name="Shape46" draw:style-name="gr1" draw:text-style-name="P2" svg:width="5.2906in" svg:height="0.2012in" svg:x="1.7in" svg:y="8.3319in">
        <draw:text-box>
          <text:p><text:span text:style-name="T1">that can generalize and provide results of improved overall performance</text:span></text:p>
        </draw:text-box>
      </draw:frame>
      <draw:frame text:anchor-type="page" text:anchor-page-number="2" draw:z-index="48" draw:name="Shape45" draw:style-name="gr1" draw:text-style-name="P2" svg:width="5.3886in" svg:height="0.2012in" svg:x="1.6929in" svg:y="8in">
        <draw:text-box>
          <text:p><text:span text:style-name="T1">we will present the effectiveness of applying machine learning techniques</text:span></text:p>
        </draw:text-box>
      </draw:frame>
      <draw:frame text:anchor-type="page" text:anchor-page-number="2" draw:z-index="47" draw:name="Shape44" draw:style-name="gr1" draw:text-style-name="P2" svg:width="0.5661in" svg:height="0.2012in" svg:x="6.739in" svg:y="7.6681in">
        <draw:text-box>
          <text:p><text:span text:style-name="T1">Second,</text:span></text:p>
        </draw:text-box>
      </draw:frame>
      <draw:frame text:anchor-type="page" text:anchor-page-number="2" draw:z-index="46" draw:name="Shape43" draw:style-name="gr1" draw:text-style-name="P2" svg:width="4.8315in" svg:height="0.2012in" svg:x="1.7in" svg:y="7.6681in">
        <draw:text-box>
          <text:p><text:span text:style-name="T1">as a result of a change in the system’s specifications or constraints.</text:span></text:p>
        </draw:text-box>
      </draw:frame>
      <draw:frame text:anchor-type="page" text:anchor-page-number="2" draw:z-index="45" draw:name="Shape42" draw:style-name="gr1" draw:text-style-name="P2" svg:width="5.6398in" svg:height="0.2012in" svg:x="1.7in" svg:y="7.3362in">
        <draw:text-box>
          <text:p><text:span text:style-name="T1">emphasizing any bindings between the metrics and degree of impact derived</text:span></text:p>
        </draw:text-box>
      </draw:frame>
      <draw:frame text:anchor-type="page" text:anchor-page-number="2" draw:z-index="44" draw:name="Shape41" draw:style-name="gr1" draw:text-style-name="P2" svg:width="5.6898in" svg:height="0.2012in" svg:x="1.7in" svg:y="7.0035in">
        <draw:text-box>
          <text:p><text:span text:style-name="T1">for each of the different domains, which spread over vast engineering subjects</text:span></text:p>
        </draw:text-box>
      </draw:frame>
      <draw:frame text:anchor-type="page" text:anchor-page-number="1" draw:z-index="43" draw:name="Shape20" draw:style-name="gr1" draw:text-style-name="P2" svg:width="0.098in" svg:height="0.2012in" svg:x="4.4516in" svg:y="10.0063in">
        <draw:text-box>
          <text:p><text:span text:style-name="T1">ii</text:span></text:p>
        </draw:text-box>
      </draw:frame>
      <draw:frame text:anchor-type="page" text:anchor-page-number="2" draw:z-index="42" draw:name="Shape40" draw:style-name="gr1" draw:text-style-name="P2" svg:width="5.4516in" svg:height="0.2012in" svg:x="1.7in" svg:y="6.6717in">
        <draw:text-box>
          <text:p><text:span text:style-name="T1">limited devices. First, we describe the possible available evaluation metrics</text:span></text:p>
        </draw:text-box>
      </draw:frame>
      <draw:frame text:anchor-type="page" text:anchor-page-number="2" draw:z-index="41" draw:name="Shape39" draw:style-name="gr1" draw:text-style-name="P2" svg:width="5.5571in" svg:height="0.2012in" svg:x="1.7in" svg:y="6.3398in">
        <draw:text-box>
          <text:p><text:span text:style-name="T1">designing a robust E2E-ASR system, possibly targeted for mobile, resources-</text:span></text:p>
        </draw:text-box>
      </draw:frame>
      <draw:frame text:anchor-type="page" text:anchor-page-number="1" draw:z-index="40" draw:name="Shape19" draw:style-name="gr1" draw:text-style-name="P2" svg:width="1.5386in" svg:height="0.2012in" svg:x="1.7in" svg:y="9.039in">
        <draw:text-box>
          <text:p><text:span text:style-name="T1">complicated by itself.</text:span></text:p>
        </draw:text-box>
      </draw:frame>
      <draw:frame text:anchor-type="page" text:anchor-page-number="2" draw:z-index="39" draw:name="Shape38" draw:style-name="gr1" draw:text-style-name="P2" svg:width="5.2087in" svg:height="0.2012in" svg:x="1.9437in" svg:y="6.0075in">
        <draw:text-box>
          <text:p><text:span text:style-name="T1">In this research, we present novel progress in the direction of optimally</text:span></text:p>
        </draw:text-box>
      </draw:frame>
      <draw:frame text:anchor-type="page" text:anchor-page-number="1" draw:z-index="38" draw:name="Shape18" draw:style-name="gr1" draw:text-style-name="P2" svg:width="5.3961in" svg:height="0.2012in" svg:x="1.7in" svg:y="8.7063in">
        <draw:text-box>
          <text:p><text:span text:style-name="T1">and other possible micro-solutions, besides the ASR engine, which is very</text:span></text:p>
        </draw:text-box>
      </draw:frame>
      <draw:frame text:anchor-type="page" text:anchor-page-number="2" draw:z-index="37" draw:name="Shape37" draw:style-name="gr1" draw:text-style-name="P2" svg:width="1.6012in" svg:height="0.2012in" svg:x="1.7in" svg:y="5.6339in">
        <draw:text-box>
          <text:p><text:span text:style-name="T1">one has on the others.</text:span></text:p>
        </draw:text-box>
      </draw:frame>
      <draw:frame text:anchor-type="page" text:anchor-page-number="1" draw:z-index="36" draw:name="Shape17" draw:style-name="gr1" draw:text-style-name="P2" svg:width="5.628in" svg:height="0.2012in" svg:x="1.7in" svg:y="8.3744in">
        <draw:text-box>
          <text:p><text:span text:style-name="T1">and or microphone arrays, adaptive beamformer(s) for performance increase,</text:span></text:p>
        </draw:text-box>
      </draw:frame>
      <draw:frame text:anchor-type="page" text:anchor-page-number="1" draw:z-index="35" draw:name="Shape16" draw:style-name="gr1" draw:text-style-name="P2" svg:width="5.6642in" svg:height="0.2012in" svg:x="1.7in" svg:y="8.0425in">
        <draw:text-box>
          <text:p><text:span text:style-name="T1">for robustness, noise cancelation and separation modules, multi-microphones</text:span></text:p>
        </draw:text-box>
      </draw:frame>
      <draw:frame text:anchor-type="page" text:anchor-page-number="2" draw:z-index="34" draw:name="Shape36" draw:style-name="gr1" draw:text-style-name="P2" svg:width="5.7012in" svg:height="0.2012in" svg:x="1.7in" svg:y="5.3016in">
        <draw:text-box>
          <text:p><text:span text:style-name="T1">tween those metrics, plus the ability to forecast the impact of each variation in</text:span></text:p>
        </draw:text-box>
      </draw:frame>
      <draw:frame text:anchor-type="page" text:anchor-page-number="1" draw:z-index="33" draw:name="Shape15" draw:style-name="gr1" draw:text-style-name="P2" svg:width="5.3441in" svg:height="0.2012in" svg:x="1.9437in" svg:y="7.7102in">
        <draw:text-box>
          <text:p><text:span text:style-name="T1">Such an E2E ASR solution may include, elements of speech enhancement</text:span></text:p>
        </draw:text-box>
      </draw:frame>
      <draw:frame text:anchor-type="page" text:anchor-page-number="2" draw:z-index="32" draw:name="Shape35" draw:style-name="gr1" draw:text-style-name="P2" svg:width="4.4921in" svg:height="0.2012in" svg:x="2.7028in" svg:y="4.9693in">
        <draw:text-box>
          <text:p><text:span text:style-name="T1">Secondly, one needs to determine the extent of correlation be-</text:span></text:p>
        </draw:text-box>
      </draw:frame>
      <draw:frame text:anchor-type="page" text:anchor-page-number="1" draw:z-index="31" draw:name="Shape14" draw:style-name="gr1" draw:text-style-name="P2" svg:width="2.7303in" svg:height="0.2012in" svg:x="1.7in" svg:y="7.3366in">
        <draw:text-box>
          <text:p><text:span text:style-name="T1">be compatible with new applications.</text:span></text:p>
        </draw:text-box>
      </draw:frame>
      <draw:frame text:anchor-type="page" text:anchor-page-number="2" draw:z-index="30" draw:name="Shape34" draw:style-name="gr1" draw:text-style-name="P2" svg:width="0.9169in" svg:height="0.2012in" svg:x="1.6929in" svg:y="4.9693in">
        <draw:text-box>
          <text:p><text:span text:style-name="T1">ASR system.</text:span></text:p>
        </draw:text-box>
      </draw:frame>
      <draw:frame text:anchor-type="page" text:anchor-page-number="1" draw:z-index="29" draw:name="Shape13" draw:style-name="gr1" draw:text-style-name="P2" svg:width="5.6669in" svg:height="0.2012in" svg:x="1.7in" svg:y="7.0043in">
        <draw:text-box>
          <text:p><text:span text:style-name="T1">or for performance increase, and modular enough to conveniently reform and</text:span></text:p>
        </draw:text-box>
      </draw:frame>
      <draw:frame text:anchor-type="page" text:anchor-page-number="2" draw:z-index="28" draw:name="Shape33" draw:style-name="gr1" draw:text-style-name="P2" svg:width="5.4232in" svg:height="0.2012in" svg:x="1.7in" svg:y="4.6374in">
        <draw:text-box>
          <text:p><text:span text:style-name="T1">define the different metrics that are used for the evaluation of such an E2E</text:span></text:p>
        </draw:text-box>
      </draw:frame>
      <draw:frame text:anchor-type="page" text:anchor-page-number="1" draw:z-index="27" draw:name="Shape12" draw:style-name="gr1" draw:text-style-name="P2" svg:width="5.685in" svg:height="0.2012in" svg:x="1.7in" svg:y="6.672in">
        <draw:text-box>
          <text:p><text:span text:style-name="T1">terferences, flexible, in a way that it can be extended to adapt to new scenarios</text:span></text:p>
        </draw:text-box>
      </draw:frame>
      <draw:frame text:anchor-type="page" text:anchor-page-number="2" draw:z-index="26" draw:name="Shape32" draw:style-name="gr1" draw:text-style-name="P2" svg:width="1.1469in" svg:height="0.2012in" svg:x="6.0925in" svg:y="4.3055in">
        <draw:text-box>
          <text:p><text:span text:style-name="T1">one should first</text:span></text:p>
        </draw:text-box>
      </draw:frame>
      <draw:frame text:anchor-type="page" text:anchor-page-number="2" draw:z-index="25" draw:name="Shape31" draw:style-name="gr1" draw:text-style-name="P2" svg:width="1.985in" svg:height="0.2012in" svg:x="3.9484in" svg:y="4.3055in">
        <draw:text-box>
          <text:p><text:span text:style-name="T1">and the detection accuracy,</text:span></text:p>
        </draw:text-box>
      </draw:frame>
      <draw:frame text:anchor-type="page" text:anchor-page-number="1" draw:z-index="24" draw:name="Shape11" draw:style-name="gr1" draw:text-style-name="P2" svg:width="5.5516in" svg:height="0.2012in" svg:x="1.7in" svg:y="6.3402in">
        <draw:text-box>
          <text:p><text:span text:style-name="T1">End-to-End (E2E) solution. One that is robust, to some extent, to external in-</text:span></text:p>
        </draw:text-box>
      </draw:frame>
      <draw:frame text:anchor-type="page" text:anchor-page-number="2" draw:z-index="23" draw:name="Shape30" draw:style-name="gr1" draw:text-style-name="P2" svg:width="2.0642in" svg:height="0.2012in" svg:x="1.7in" svg:y="4.3055in">
        <draw:text-box>
          <text:p><text:span text:style-name="T1">lowed for real-time analysis,</text:span></text:p>
        </draw:text-box>
      </draw:frame>
      <draw:frame text:anchor-type="page" text:anchor-page-number="1" draw:z-index="22" draw:name="Shape10" draw:style-name="gr1" draw:text-style-name="P2" svg:width="5.2531in" svg:height="0.2012in" svg:x="1.9437in" svg:y="6.0083in">
        <draw:text-box>
          <text:p><text:span text:style-name="T1">In time, the idea of ASR functionality evolved to a more comprehensive,</text:span></text:p>
        </draw:text-box>
      </draw:frame>
      <draw:frame text:anchor-type="page" text:anchor-page-number="1" draw:z-index="21" draw:name="Shape9" draw:style-name="gr1" draw:text-style-name="P2" svg:width="5.4378in" svg:height="0.2012in" svg:x="1.7in" svg:y="5.6346in">
        <draw:text-box>
          <text:p><text:span text:style-name="T1">of challenges are what characterizes a realistic scenario for an ASR system.</text:span></text:p>
        </draw:text-box>
      </draw:frame>
      <draw:frame text:anchor-type="page" text:anchor-page-number="2" draw:z-index="20" draw:name="Shape29" draw:style-name="gr1" draw:text-style-name="P2" svg:width="2.2161in" svg:height="0.2012in" svg:x="5.0146in" svg:y="3.9728in">
        <draw:text-box>
          <text:p><text:span text:style-name="T1">maximal computation time al-</text:span></text:p>
        </draw:text-box>
      </draw:frame>
      <draw:frame text:anchor-type="page" text:anchor-page-number="1" draw:z-index="19" draw:name="Shape8" draw:style-name="gr1" draw:text-style-name="P2" svg:width="5.637in" svg:height="0.2012in" svg:x="1.7in" svg:y="5.302in">
        <draw:text-box>
          <text:p><text:span text:style-name="T1">ambient environment, multiple speakers, or faulty microphones. These kinds</text:span></text:p>
        </draw:text-box>
      </draw:frame>
      <draw:frame text:anchor-type="page" text:anchor-page-number="2" draw:z-index="18" draw:name="Shape28" draw:style-name="gr1" draw:text-style-name="P2" svg:width="3.1213in" svg:height="0.2012in" svg:x="1.7in" svg:y="3.9728in">
        <draw:text-box>
          <text:p><text:span text:style-name="T1">SW (software) requirements or limitations,</text:span></text:p>
        </draw:text-box>
      </draw:frame>
      <draw:frame text:anchor-type="page" text:anchor-page-number="2" draw:z-index="17" draw:name="Shape27" draw:style-name="gr1" draw:text-style-name="P2" svg:width="5.335in" svg:height="0.2012in" svg:x="1.9437in" svg:y="3.6417in">
        <draw:text-box>
          <text:p><text:span text:style-name="T1">To find the optimal trade-offs between performance, HW (hardware) and</text:span></text:p>
        </draw:text-box>
      </draw:frame>
      <draw:frame text:anchor-type="page" text:anchor-page-number="1" draw:z-index="16" draw:name="Shape7" draw:style-name="gr1" draw:text-style-name="P2" svg:width="5.4976in" svg:height="0.2012in" svg:x="1.7in" svg:y="4.9701in">
        <draw:text-box>
          <text:p><text:span text:style-name="T1">be. That holds especially under some circumstances, such as having a noisy</text:span></text:p>
        </draw:text-box>
      </draw:frame>
      <draw:frame text:anchor-type="page" text:anchor-page-number="2" draw:z-index="15" draw:name="Shape26" draw:style-name="gr1" draw:text-style-name="P2" svg:width="3.1067in" svg:height="0.2012in" svg:x="1.7in" svg:y="3.2681in">
        <draw:text-box>
          <text:p><text:span text:style-name="T1">connectivity to the cloud over the internet.</text:span></text:p>
        </draw:text-box>
      </draw:frame>
      <draw:frame text:anchor-type="page" text:anchor-page-number="1" draw:z-index="14" draw:name="Shape6" draw:style-name="gr1" draw:text-style-name="P2" svg:width="5.7276in" svg:height="0.2012in" svg:x="1.7in" svg:y="4.6382in">
        <draw:text-box>
          <text:p><text:span text:style-name="T1">ties performing decently, regardless of how sophisticated and advanced it may</text:span></text:p>
        </draw:text-box>
      </draw:frame>
      <draw:frame text:anchor-type="page" text:anchor-page-number="2" draw:z-index="13" draw:name="Shape25" draw:style-name="gr1" draw:text-style-name="P2" svg:width="5.7232in" svg:height="0.2012in" svg:x="1.7in" svg:y="2.9354in">
        <draw:text-box>
          <text:p><text:span text:style-name="T1">But that comes with the cost of giving up on real-time analysis and permanent</text:span></text:p>
        </draw:text-box>
      </draw:frame>
      <draw:frame text:anchor-type="page" text:anchor-page-number="1" draw:z-index="12" draw:name="Shape5" draw:style-name="gr1" draw:text-style-name="P2" svg:width="5.6039in" svg:height="0.2012in" svg:x="1.7in" svg:y="4.3063in">
        <draw:text-box>
          <text:p><text:span text:style-name="T1">and advanced that may be, will face difficulties performing decently, difficul-</text:span></text:p>
        </draw:text-box>
      </draw:frame>
      <draw:frame text:anchor-type="page" text:anchor-page-number="1" draw:z-index="11" draw:name="Shape4" draw:style-name="gr1" draw:text-style-name="P2" svg:width="5.6496in" svg:height="0.2012in" svg:x="1.7in" svg:y="3.9744in">
        <draw:text-box>
          <text:p><text:span text:style-name="T1">scenarios, and applications. An ASR engine by itself will face as sophisticated</text:span></text:p>
        </draw:text-box>
      </draw:frame>
      <draw:frame text:anchor-type="page" text:anchor-page-number="2" draw:z-index="10" draw:name="Shape24" draw:style-name="gr1" draw:text-style-name="P2" svg:width="5.7122in" svg:height="0.2012in" svg:x="1.7in" svg:y="2.6035in">
        <draw:text-box>
          <text:p><text:span text:style-name="T1">on the cloud, the system can fit more easily in less computing-capable devices.</text:span></text:p>
        </draw:text-box>
      </draw:frame>
      <draw:frame text:anchor-type="page" text:anchor-page-number="3" draw:z-index="9" draw:name="Shape54" draw:style-name="gr1" draw:text-style-name="P2" svg:width="0.1398in" svg:height="0.2012in" svg:x="4.4283in" svg:y="10.0063in">
        <draw:text-box>
          <text:p><text:span text:style-name="T1">iv</text:span></text:p>
        </draw:text-box>
      </draw:frame>
      <draw:frame text:anchor-type="page" text:anchor-page-number="2" draw:z-index="8" draw:name="Shape23" draw:style-name="gr1" draw:text-style-name="P2" svg:width="5.524in" svg:height="0.2012in" svg:x="1.7in" svg:y="2.2717in">
        <draw:text-box>
          <text:p><text:span text:style-name="T1">limited mobile systems. By offloading the complex computations to a server</text:span></text:p>
        </draw:text-box>
      </draw:frame>
      <draw:frame text:anchor-type="page" text:anchor-page-number="3" draw:z-index="7" draw:name="Shape53" draw:style-name="gr1" draw:text-style-name="P2" svg:width="2.9161in" svg:height="0.2012in" svg:x="1.7in" svg:y="1.9398in">
        <draw:text-box>
          <text:p><text:span text:style-name="T1">capabilities to resource-limited systems.</text:span></text:p>
        </draw:text-box>
      </draw:frame>
      <draw:frame text:anchor-type="page" text:anchor-page-number="1" draw:z-index="6" draw:name="Shape3" draw:style-name="gr1" draw:text-style-name="P2" svg:width="5.5398in" svg:height="0.2012in" svg:x="1.7in" svg:y="3.6425in">
        <draw:text-box>
          <text:p><text:span text:style-name="T1">of speech into text, is on the rise today and is required for various use-cases,</text:span></text:p>
        </draw:text-box>
      </draw:frame>
      <draw:frame text:anchor-type="page" text:anchor-page-number="2" draw:z-index="5" draw:name="Shape22" draw:style-name="gr1" draw:text-style-name="P2" svg:width="5.5732in" svg:height="0.2012in" svg:x="1.7in" svg:y="1.9398in">
        <draw:text-box>
          <text:p><text:span text:style-name="T1">nologically challenging to implement and difficult to integrate into resource-</text:span></text:p>
        </draw:text-box>
      </draw:frame>
      <draw:frame text:anchor-type="page" text:anchor-page-number="3" draw:z-index="4" draw:name="Shape52" draw:style-name="gr1" draw:text-style-name="P2" svg:width="2.7449in" svg:height="0.2012in" svg:x="4.4457in" svg:y="1.6071in">
        <draw:text-box>
          <text:p><text:span text:style-name="T1">and thus providing real-time analysis</text:span></text:p>
        </draw:text-box>
      </draw:frame>
      <draw:frame text:anchor-type="page" text:anchor-page-number="1" draw:z-index="3" draw:name="Shape2" draw:style-name="gr1" draw:text-style-name="P2" svg:width="5.5976in" svg:height="0.2012in" svg:x="1.6929in" svg:y="3.3098in">
        <draw:text-box>
          <text:p><text:span text:style-name="T1">Automatic Speech Recognition (ASR) functionality, the automatic translation</text:span></text:p>
        </draw:text-box>
      </draw:frame>
      <draw:frame text:anchor-type="page" text:anchor-page-number="2" draw:z-index="2" draw:name="Shape21" draw:style-name="gr1" draw:text-style-name="P2" svg:width="5.4071in" svg:height="0.2012in" svg:x="1.9437in" svg:y="1.6071in">
        <draw:text-box>
          <text:p><text:span text:style-name="T1">Being a comprehensive solution built of numerous micro-modules is tech-</text:span></text:p>
        </draw:text-box>
      </draw:frame>
      <draw:frame text:anchor-type="page" text:anchor-page-number="3" draw:z-index="1" draw:name="Shape51" draw:style-name="gr1" draw:text-style-name="P2" svg:width="2.5835in" svg:height="0.2012in" svg:x="1.7in" svg:y="1.6071in">
        <draw:text-box>
          <text:p><text:span text:style-name="T1">state-of-the-art SW based solutions,</text:span></text:p>
        </draw:text-box>
      </draw:frame>
      <draw:frame text:anchor-type="page" text:anchor-page-number="1" draw:z-index="0" draw:name="Shape1" draw:style-name="gr1" draw:text-style-name="P2" svg:width="1.3189in" svg:height="0.4142in" svg:x="1.6862in" svg:y="2.6472in">
        <draw:text-box>
          <text:p><text:span text:style-name="T2">Abstract</text:span></text:p>
        </draw:text-box>
      </draw:fram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URW Palladio L" svg:font-family="'URW Palladio L'" style:font-pitch="variable"/>
    <style:font-face style:name="URW Palladio L1" svg:font-family="'URW Palladio 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aster-page3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3" meta:paragraph-count="0" meta:word-count="0" meta:character-count="0" meta:non-whitespace-character-count="0"/>
    <meta:generator>LibreOffice/7.2.5.2.0$Linux_X86_64 LibreOffice_project/20$Build-2</meta:generator>
  </office:meta>
</office:document-meta>
</file>